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ustom-shape draw:style-name="gr1" draw:text-style-name="P2" xml:id="id4" draw:id="id4" draw:layer="layout" svg:width="1.815cm" svg:height="1.723cm" svg:x="8.576cm" svg:y="11.0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2.076cm" svg:y="11.02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5.676cm" svg:y="11.0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19.276cm" svg:y="11.02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391cm" svg:y1="11.885cm" svg:x2="12.076cm" svg:y2="11.885cm" draw:start-shape="id4" draw:start-glue-point="10" draw:end-shape="id5" draw:end-glue-point="6" svg:d="M10391 11885h1685" svg:viewBox="0 0 1686 1">
          <text:p text:style-name="P1">1</text:p>
          <text:p text:style-name="P1"/>
        </draw:connector>
        <draw:connector draw:style-name="gr4" draw:text-style-name="P1" draw:layer="layout" draw:type="line" svg:x1="13.891cm" svg:y1="11.885cm" svg:x2="15.676cm" svg:y2="11.885cm" draw:start-shape="id5" draw:start-glue-point="10" draw:end-shape="id6" draw:end-glue-point="6" svg:d="M13891 11885h1785" svg:viewBox="0 0 1786 1">
          <text:p text:style-name="P1">-1</text:p>
          <text:p text:style-name="P1"/>
        </draw:connector>
        <draw:connector draw:style-name="gr4" draw:text-style-name="P1" draw:layer="layout" draw:type="line" svg:x1="17.491cm" svg:y1="11.885cm" svg:x2="19.276cm" svg:y2="11.885cm" draw:start-shape="id6" draw:start-glue-point="10" draw:end-shape="id7" draw:end-glue-point="6" svg:d="M17491 11885h1785" svg:viewBox="0 0 1786 1">
          <text:p text:style-name="P1">-1</text:p>
          <text:p text:style-name="P1"/>
        </draw:connector>
        <draw:connector draw:style-name="gr4" draw:text-style-name="P1" draw:layer="layout" draw:type="curve" draw:line-skew="1.224cm" svg:x1="9.484cm" svg:y1="12.746cm" svg:x2="20.184cm" svg:y2="12.746cm" draw:start-shape="id4" draw:start-glue-point="8" draw:end-shape="id7" draw:end-glue-point="8" svg:d="M9484 12746c0 2587 10700 2587 10700 0" svg:viewBox="0 0 10701 1941">
          <text:p text:style-name="P1"/>
          <text:p text:style-name="P1">1 - 1 - 1 = -1 = 2 (mod 3)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3:14:34.782664337</dc:date>
    <dc:creator>elucterio </dc:creator>
    <meta:editing-duration>PT21M3S</meta:editing-duration>
    <meta:editing-cycles>5</meta:editing-cycles>
    <meta:generator>LibreOffice/4.2.8.2$Linux_X86_64 LibreOffice_project/420m0$Build-2</meta:generator>
    <meta:document-statistic meta:object-count="18"/>
  </office:meta>
</office:document-meta>
</file>